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1ce4c0" officeooo:paragraph-rsid="001ce4c0"/>
    </style:style>
    <style:style style:name="P2" style:family="paragraph" style:parent-style-name="Standard">
      <style:text-properties officeooo:rsid="001f89b9" officeooo:paragraph-rsid="001f89b9"/>
    </style:style>
    <style:style style:name="P3" style:family="paragraph" style:parent-style-name="Standard">
      <style:text-properties officeooo:rsid="002072b0" officeooo:paragraph-rsid="002072b0"/>
    </style:style>
    <style:style style:name="P4" style:family="paragraph" style:parent-style-name="Standard">
      <style:text-properties fo:font-style="normal" officeooo:rsid="001ce4c0" officeooo:paragraph-rsid="001ce4c0" style:font-style-asian="normal" style:font-style-complex="normal"/>
    </style:style>
    <style:style style:name="P5" style:family="paragraph" style:parent-style-name="Standard">
      <style:text-properties fo:font-style="normal" officeooo:rsid="001e9a42" officeooo:paragraph-rsid="001e9a42" style:font-style-asian="normal" style:font-style-complex="normal"/>
    </style:style>
    <style:style style:name="P6" style:family="paragraph" style:parent-style-name="Standard">
      <style:text-properties fo:font-style="normal" officeooo:rsid="001f89b9" officeooo:paragraph-rsid="001f89b9" style:font-style-asian="normal" style:font-style-complex="normal"/>
    </style:style>
    <style:style style:name="P7" style:family="paragraph" style:parent-style-name="Standard">
      <style:text-properties fo:font-style="normal" officeooo:rsid="0023efc1" officeooo:paragraph-rsid="002072b0" style:font-style-asian="normal" style:font-style-complex="normal"/>
    </style:style>
    <style:style style:name="P8" style:family="paragraph" style:parent-style-name="Standard">
      <style:text-properties officeooo:paragraph-rsid="002072b0"/>
    </style:style>
    <style:style style:name="P9" style:family="paragraph" style:parent-style-name="Heading_20_1" style:master-page-name="MP0">
      <style:paragraph-properties style:page-number="auto" fo:break-before="page"/>
    </style:style>
    <style:style style:name="P10" style:family="paragraph" style:parent-style-name="Heading_20_1">
      <style:text-properties officeooo:rsid="001c6282" officeooo:paragraph-rsid="001c6282"/>
    </style:style>
    <style:style style:name="T1" style:family="text">
      <style:text-properties fo:font-style="italic" style:font-style-asian="italic" style:font-style-complex="italic"/>
    </style:style>
    <style:style style:name="T2" style:family="text">
      <style:text-properties fo:font-style="italic" officeooo:rsid="0020f462" style:font-style-asian="italic" style:font-style-complex="italic"/>
    </style:style>
    <style:style style:name="T3" style:family="text">
      <style:text-properties officeooo:rsid="001c6282"/>
    </style:style>
    <style:style style:name="T4" style:family="text">
      <style:text-properties fo:font-style="normal" style:font-style-asian="normal" style:font-style-complex="normal"/>
    </style:style>
    <style:style style:name="T5" style:family="text">
      <style:text-properties fo:font-style="normal" officeooo:rsid="0020f462" style:font-style-asian="normal" style:font-style-complex="normal"/>
    </style:style>
    <style:style style:name="T6" style:family="text">
      <style:text-properties fo:font-style="normal" officeooo:rsid="0023efc1" style:font-style-asian="normal" style:font-style-complex="normal"/>
    </style:style>
    <style:style style:name="T7" style:family="text">
      <style:text-properties fo:font-style="normal" officeooo:rsid="002405bd" style:font-style-asian="normal" style:font-style-complex="normal"/>
    </style:style>
    <style:style style:name="T8" style:family="text">
      <style:text-properties fo:font-style="normal" officeooo:rsid="0025a0b3" style:font-style-asian="normal" style:font-style-complex="normal"/>
    </style:style>
    <style:style style:name="T9" style:family="text">
      <style:text-properties fo:font-style="normal" officeooo:rsid="002e1685" style:font-style-asian="normal" style:font-style-complex="normal"/>
    </style:style>
    <style:style style:name="T10" style:family="text">
      <style:text-properties fo:font-style="normal" officeooo:rsid="002ec945" style:font-style-asian="normal" style:font-style-complex="normal"/>
    </style:style>
    <style:style style:name="T11" style:family="text">
      <style:text-properties fo:font-style="normal" officeooo:rsid="002f7ed3" style:font-style-asian="normal" style:font-style-complex="normal"/>
    </style:style>
    <style:style style:name="T12" style:family="text">
      <style:text-properties fo:font-style="normal" officeooo:rsid="003079f7" style:font-style-asian="normal" style:font-style-complex="normal"/>
    </style:style>
    <style:style style:name="T13" style:family="text">
      <style:text-properties fo:font-style="normal" officeooo:rsid="0035aa9a" style:font-style-asian="normal" style:font-style-complex="normal"/>
    </style:style>
    <style:style style:name="T14" style:family="text">
      <style:text-properties fo:font-style="normal" officeooo:rsid="00376cac" style:font-style-asian="normal" style:font-style-complex="normal"/>
    </style:style>
    <style:style style:name="T15" style:family="text">
      <style:text-properties officeooo:rsid="002664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Part <text:span text:style-name="T3">2</text:span>, Chapter 1</text:h>
      <text:h text:style-name="P10" text:outline-level="1">Exchange Security Basics</text:h>
      <text:p text:style-name="P1">Given that the core of crypto asset ownership is private keys, you may wonder why we should even care about exchange security at all. After all, the end goal of digital sovereignty would likely include holding our own keys. The reality is, however, that many in the world simply want to experience the use, trading, or saving of cryptocurrencies without the time, energy, and friction involved in self-custody. While the non-custodial wallet user experience can be fairly simple and continues to improve, custodial wallets simply offer the experience closest to what folks are used to.</text:p>
      <text:p text:style-name="P1"/>
      <text:p text:style-name="P1">Crypto exchanges and custodial wallet services act similarly to a bank. They hold the actual private keys for those assets, which you <text:span text:style-name="T15">(the end user) </text:span>do not have access to. They take the responsibility for securing those keys against theft or exposure, while you provide them with some sort of profit – whether that comes from trading fees, paid software, or simply serving you ads. Exchanges come with <text:span text:style-name="T1">counterparty risk</text:span><text:span text:style-name="T4">, meaning basically that you have to trust them with your money just like you would a bank. While this does run counter to the “be your own bank” ethos of digital currencies, there are some distinct advantages to this approach.</text:span></text:p>
      <text:p text:style-name="P4"/>
      <text:p text:style-name="P5">For many users, the function and familiarity the custodial crypto experience provides better fits their use cases. If you’re not looking to hold your own money, or simply want exposure to the price movement of digital assets, a custodial service certainly makes the process easier. Custodial wallets provide the least friction for people looking to use a wide variety of assets or conduct frequent trading. In many cases, the custodial approach serves as a sort of training or on-ramp for learning how to use <text:soft-page-break/>digital assets, before graduating to self-custody. For even the most advanced, self-custody, self-sovereign minded users, exchanges serve as a valuable on and off ramp to trade fiat currency for digital assets. Unless you’re staking or mining, you’re most likely trading your local currency for crypto in order to get involved in the first place. </text:p>
      <text:p text:style-name="P5"/>
      <text:p text:style-name="P2"><text:span text:style-name="T4">Regardless of what drives a user to custodial services, the big advantage in security comes with </text:span><text:span text:style-name="T13">the </text:span><text:span text:style-name="T4">familiarity of security procedures. An exchange account is usually set up in the same way as a social media, email, storage, or other online account. The log in flow uses passwords,</text:span><text:span text:style-name="T10"> two</text:span><text:span text:style-name="T9">-factor </text:span><text:span text:style-name="T4">authentication, an email or username, some account recovery options, and the like. This experience is vastly more familiar for most users than seed phrases, raw private keys, </text:span><text:span text:style-name="T5">secure backups, wallet compatibility issues, </text:span><text:span text:style-name="T4">and the idea that if you </text:span><text:span text:style-name="T5">mess up </text:span><text:span text:style-name="T4">there </text:span><text:span text:style-name="T1">is no recover</text:span><text:span text:style-name="T2">y</text:span><text:span text:style-name="T5"> in most cases.</text:span></text:p>
      <text:p text:style-name="P6"/>
      <text:p text:style-name="P3"><text:span text:style-name="T4">The self-custody savvy may turn up their nose at this approach, trading the value of cryptocurrency self-sovereignty for yet another banking relationship. But sometimes the best way to be secure is to use what you already know, while you slowly build up the knowledge needed to self-custody with confidence. </text:span><text:span text:style-name="T6">While many of these concepts are conceptually familiar to those enthusiastic enough to pick up this book, there are still many nuances and pitfalls with online account security. The next chapters will dive into account security concepts, especially as they apply to cryptocurrency services. </text:span><text:span text:style-name="T8">Although the focus will be on protecting crypto-related accounts, these practices will apply to all sorts of online services and enhance your overall </text:span><text:span text:style-name="T11">digital</text:span><text:span text:style-name="T8"> security posture.</text:span></text:p>
      <text:p text:style-name="P7"/>
      <text:p text:style-name="P8"><text:span text:style-name="T6">First, </text:span><text:span text:style-name="T7">we’ll look at passwords – a common weak-link in security. We’ll discuss what makes a good passphrase, how passwords can be compromised, how to securely store them, </text:span><text:span text:style-name="T14">and passwordless alternatives</text:span><text:span text:style-name="T7">. Next, a look at </text:span><text:span text:style-name="T12">two-factor authentication</text:span><text:span text:style-name="T7"> (2FA) methods. What 2FA is, why it’s important, and which methods provide the best security. And finally, we’ll discuss some </text:span><text:soft-page-break/><text:span text:style-name="T7">additional security steps useful for crypto exchanges and your critical linked account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0T12:50:36.718000000</dc:date>
    <meta:editing-cycles>35</meta:editing-cycles>
    <meta:editing-duration>PT1H45M9S</meta:editing-duration>
    <meta:document-statistic meta:table-count="0" meta:image-count="0" meta:object-count="0" meta:page-count="3" meta:paragraph-count="8" meta:word-count="632" meta:character-count="3942" meta:non-whitespace-character-count="3314"/>
    <meta:template xlink:type="simple" xlink:actuate="onRequest" xlink:title="" xlink:href="Normal.dotm"/>
  </office:meta>
</office:document-meta>
</file>